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15cm"/>
    </style:style>
    <style:style style:name="co9" style:family="table-column">
      <style:table-column-properties fo:break-before="auto" style:column-width="2.193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4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1.12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visibility="collapse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column table:style-name="co18" table:default-cell-style-name="Default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/>
          <table:table-cell office:value-type="string" calcext:value-type="string">
            <text:p>Comput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 table:number-columns-repeated="2"/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/>
          <table:table-cell office:value-type="string" calcext:value-type="string">
            <text:p>Portable computer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/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1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Verkoch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style-name="Default"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4"/>
          <table:table-cell office:value-type="string" calcext:value-type="string">
            <text:p>Monitor</text:p>
          </table:table-cell>
          <table:table-cell table:number-columns-repeated="15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/>
          <table:table-cell office:value-type="string" calcext:value-type="string">
            <text:p>Homecomputer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/>
          <table:table-cell office:value-type="string" calcext:value-type="string">
            <text:p>Homecomputer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/>
          <table:table-cell office:value-type="string" calcext:value-type="string">
            <text:p>Keyboard</text:p>
          </table:table-cell>
          <table:table-cell table:number-columns-repeated="13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/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/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MacSimski</text:p>
          </table:table-cell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/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MacSimski</text:p>
          </table:table-cell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table:number-columns-repeated="13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/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/>
          <table:table-cell office:value-type="string" calcext:value-type="string">
            <text:p>Voeding</text:p>
          </table:table-cell>
          <table:table-cell table:number-columns-repeated="8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MacSimski</text:p>
          </table:table-cell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5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table:number-columns-repeated="17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table:number-columns-repeated="14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/>
          <table:table-cell office:value-type="string" calcext:value-type="string">
            <text:p>Luggable</text:p>
          </table:table-cell>
          <table:table-cell table:number-columns-repeated="11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0" calcext:value-type="float">
            <text:p>0</text:p>
          </table:table-cell>
          <table:table-cell office:value-type="string" calcext:value-type="string">
            <text:p>Depot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/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/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/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/>
          <table:table-cell office:value-type="string" calcext:value-type="string">
            <text:p>Printer</text:p>
          </table:table-cell>
          <table:table-cell table:number-columns-repeated="12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/>
          <table:table-cell office:value-type="string" calcext:value-type="string">
            <text:p>CD-ROM/AUDIO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table:number-columns-repeated="17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Gejaakt</text:p>
          </table:table-cell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 table:number-columns-repeated="2"/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/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/>
          <table:table-cell office:value-type="string" calcext:value-type="string">
            <text:p>Hard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R3bo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/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/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 table:number-columns-repeated="2"/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 table:number-columns-repeated="2"/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/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 table:number-columns-repeated="2"/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 table:number-columns-repeated="2"/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/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/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/>
          <table:table-cell office:value-type="string" calcext:value-type="string">
            <text:p>Terminal</text:p>
          </table:table-cell>
          <table:table-cell table:number-columns-repeated="15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5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 table:number-columns-repeated="2"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 table:number-columns-repeated="2"/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 table:number-columns-repeated="2"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 table:number-columns-repeated="2"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/>
          <table:table-cell office:value-type="string" calcext:value-type="string">
            <text:p>X.25 PAD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/>
          <table:table-cell office:value-type="string" calcext:value-type="string">
            <text:p>Scanner</text:p>
          </table:table-cell>
          <table:table-cell table:number-columns-repeated="15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 table:number-columns-repeated="2"/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/>
          <table:table-cell office:value-type="string" calcext:value-type="string">
            <text:p>Teleprin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 table:number-columns-repeated="2"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Auxiliary read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/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/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/>
          <table:table-cell office:value-type="string" calcext:value-type="string">
            <text:p>EPROM Programm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3"/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/>
          <table:table-cell office:value-type="string" calcext:value-type="string">
            <text:p>Plotter</text:p>
          </table:table-cell>
          <table:table-cell office:value-type="string" calcext:value-type="string">
            <text:p>Den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/>
          <table:table-cell office:value-type="string" calcext:value-type="string">
            <text:p>Calculator</text:p>
          </table:table-cell>
          <table:table-cell table:number-columns-repeated="1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/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/>
          <table:table-cell office:value-type="string" calcext:value-type="string">
            <text:p>Calcula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/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/>
          <table:table-cell office:value-type="string" calcext:value-type="string">
            <text:p>3.5” floppy drive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/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Gejaakt?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/>
          <table:table-cell office:value-type="string" calcext:value-type="string">
            <text:p>Tape drive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 table:number-columns-repeated="2"/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/>
          <table:table-cell office:value-type="string" calcext:value-type="string">
            <text:p>PC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/>
          <table:table-cell office:value-type="string" calcext:value-type="string">
            <text:p>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/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/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/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table:number-columns-repeated="13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/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/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Solder-lab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/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5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/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 table:number-columns-repeated="2"/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 table:number-columns-repeated="2"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1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/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1008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/>
          <table:table-cell office:value-type="string" calcext:value-type="string">
            <text:p>Comput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/>
          <table:table-cell office:value-type="string" calcext:value-type="string">
            <text:p>Hub/switch RJ45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table:number-columns-repeated="17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 table:number-columns-repeated="2"/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Thuis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table:number-columns-repeated="17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 table:number-columns-repeated="2"/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 table:number-columns-repeated="2"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 table:number-columns-repeated="2"/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Deutschland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/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/>
          <table:table-cell office:value-type="string" calcext:value-type="string">
            <text:p>X-Y Plott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/>
          <table:table-cell office:value-type="string" calcext:value-type="string">
            <text:p>PC “Pentium 4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/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 table:number-columns-repeated="2"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table:number-columns-repeated="17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/>
          <table:table-cell office:value-type="string" calcext:value-type="string">
            <text:p>Voeding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/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 table:number-columns-repeated="2"/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Koen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/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 table:number-columns-repeated="2"/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 table:number-columns-repeated="2"/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/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Is weg?</text:p>
          </table:table-cell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/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/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/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 table:number-columns-repeated="2"/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Is al weg?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/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/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 table:number-columns-repeated="2"/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 table:number-columns-repeated="2"/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/>
          <table:table-cell office:value-type="string" calcext:value-type="string">
            <text:p>Disk drive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/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 table:number-columns-repeated="2"/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/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Is weg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/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 table:number-columns-repeated="2"/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table:number-columns-repeated="2"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/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string" calcext:value-type="string">
            <text:p>Depot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/>
          <table:table-cell office:value-type="string" calcext:value-type="string">
            <text:p>Depot</text:p>
          </table:table-cell>
          <table:table-cell office:value-type="float" office:value="42001072" calcext:value-type="float">
            <text:p>42001072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table:number-columns-repeated="2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6"/>
        </table:table-row>
        <table:table-row table:style-name="ro1" table:number-rows-repeated="937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_foto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E$1:$'result-16'.E$1048576])" office:value-type="float" office:value="42001128" calcext:value-type="float">
            <text:p>420011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'result-16'.A1:'result-16'.Q427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-00-0000</text:date>, <text:time style:data-style-name="N2" text:time-value="19:13:19.66981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05T21:18:50.021436779</dc:date>
    <meta:editing-duration>PT3H57M40S</meta:editing-duration>
    <meta:editing-cycles>41</meta:editing-cycles>
    <meta:document-statistic meta:table-count="2" meta:cell-count="4830" meta:object-count="0"/>
  </office:meta>
</office:document-meta>
</file>